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aff7" officeooo:paragraph-rsid="00139595"/>
    </style:style>
    <style:style style:name="P2" style:family="paragraph" style:parent-style-name="Standard">
      <style:text-properties officeooo:rsid="00139595" officeooo:paragraph-rsid="00139595"/>
    </style:style>
    <style:style style:name="T1" style:family="text">
      <style:text-properties officeooo:rsid="0003ff4a"/>
    </style:style>
    <style:style style:name="T2" style:family="text">
      <style:text-properties officeooo:rsid="0013959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llege: University of the People</text:p>
      <text:p text:style-name="P1">Course: D<text:span text:style-name="T1">esign </text:span><text:span text:style-name="T2">and Analysis of Algorithm. </text:span></text:p>
      <text:p text:style-name="P1">Assignment Type: Learning Journal Assigment 1. </text:p>
      <text:p text:style-name="P1">Name: Usman Akinyemi</text:p>
      <text:p text:style-name="P1"/>
      <text:p text:style-name="P1"/>
      <text:p text:style-name="P2">I have been taking lot of Algorithm courses in Uopeople and each some portion of Algorithm design. I think this portion is more of the theoretical concept behind the topic algorithm design.</text:p>
      <text:p text:style-name="P2"/>
      <text:p text:style-name="P2">I found this week topic interesting and I will say it is more of revision of the previous topic in previous algorithm courses. </text:p>
      <text:p text:style-name="P2"/>
      <text:p text:style-name="P2">Topic like Asymptotic analysis and complexity are the integral part of algorithm analysis. </text:p>
      <text:p text:style-name="P2">Asymptotic analysis simply is the measure of algorithm performance as the input size grows. This definition can divided into two part, what ? And when? What means measure of algorithms performance <text:s/>and when as the input size grows. The when is very important and many people do not really understand what that means. The <text:s/>Asymptotic analysis does not just measure the performance of an algorithm, it takes into consideration of the increase in the input size. The question will be why ? It is possible to have an two algorithm where takes more time or step compares to the other with just very small input size, but as the input size grows, we will see otherwise and at this point the comparison will be the same through out. So we want to be use this.</text:p>
      <text:p text:style-name="P2"/>
      <text:p text:style-name="P2"><text:s/>Brute force algorithms is just basically writing an algorithm for a particular problem directly and allowing the algorithm to go through all the possible means. It is very easy to write this kind of algorithm but, the problem with them is that they are always not efficient. Backtracking and branch and bound method are all examples of brute force algorithms. <text:s/>Backtracking goes through all the possible solution while bound and branch try to find condition to avoid going through all the possible solution. </text:p>
      <text:p text:style-name="P2"/>
      <text:p text:style-name="P2">Sequence <text:s/>and recurrence relations are also very important and solving has always been a little hard for me. I hope to dedicate my time to learn how to solve them. </text:p>
      <text:p text:style-name="P2"/>
      <text:p text:style-name="P2">This week discussion assignment is interesting and is more toward O, Th and Alpha notations. </text:p>
      <text:p text:style-name="P2"/>
      <text:p text:style-name="P2">I hope to learn more this coming weeks. Thank you. <text:s text:c="11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9T06:50:25.798014857</meta:creation-date>
    <dc:date>2024-02-09T07:38:45.837953571</dc:date>
    <meta:editing-duration>PT48M20S</meta:editing-duration>
    <meta:editing-cycles>1</meta:editing-cycles>
    <meta:document-statistic meta:table-count="0" meta:image-count="0" meta:object-count="0" meta:page-count="1" meta:paragraph-count="12" meta:word-count="361" meta:character-count="2231" meta:non-whitespace-character-count="1756"/>
    <meta:generator>LibreOffice/7.5.9.2$Linux_X86_64 LibreOffice_project/50$Build-2</meta:generator>
  </office:meta>
</office:document-meta>
</file>